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0.9902in"/>
    </style:style>
    <style:style style:name="co8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>
      <style:text-properties fo:color="#ff66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12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formula="of:=&quot;&quot;&quot;&quot; &amp; [.F3] &amp; &quot;&quot;&quot;,&quot;" office:value-type="string" office:string-value="&quot;NULL&quot;," calcext:value-type="string">
            <text:p>"NULL",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string" calcext:value-type="string">
            <text:p>numeric</text:p>
          </table:table-cell>
          <table:table-cell table:formula="of:=&quot;&quot;&quot;&quot; &amp; [.F4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 table:formula="of:=&quot;&quot;&quot;&quot; &amp; [.F5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4" office:value-type="float" office:value="105" calcext:value-type="float">
            <text:p>10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4" office:value-type="float" office:value="167" calcext:value-type="float">
            <text:p>167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4" office:value-type="float" office:value="584" calcext:value-type="float">
            <text:p>58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5" office:value-type="float" office:value="209565" calcext:value-type="float">
            <text:p>20956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5" office:value-type="float" office:value="609169" calcext:value-type="float">
            <text:p>60916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table:style-name="Default" office:value-type="float" office:value="52" calcext:value-type="float">
            <text:p>5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259" calcext:value-type="float">
            <text:p>25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1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39" calcext:value-type="float">
            <text:p>3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F2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w" table:style-name="ta1">
        <table:table-column table:style-name="co6" table:default-cell-style-name="Default"/>
        <table:table-column table:style-name="co7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6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6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6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6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6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6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6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6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6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6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6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6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6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6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6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6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banner_pos</text:p>
          </table:table-cell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4358510" calcext:value-type="float">
            <text:p>24358510</text:p>
          </table:table-cell>
          <table:table-cell table:style-name="ce6" office:value-type="float" office:value="0.1785063" calcext:value-type="float">
            <text:p>0.178506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497630" calcext:value-type="float">
            <text:p>10497630</text:p>
          </table:table-cell>
          <table:table-cell table:style-name="ce6" office:value-type="float" office:value="0.1873272" calcext:value-type="float">
            <text:p>0.187327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376" calcext:value-type="float">
            <text:p>12376</text:p>
          </table:table-cell>
          <table:table-cell table:style-name="ce6" office:value-type="float" office:value="0.1216871" calcext:value-type="float">
            <text:p>0.12168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35" calcext:value-type="float">
            <text:p>2035</text:p>
          </table:table-cell>
          <table:table-cell table:style-name="ce6" office:value-type="float" office:value="0.182801" calcext:value-type="float">
            <text:p>0.1828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09" calcext:value-type="float">
            <text:p>7609</text:p>
          </table:table-cell>
          <table:table-cell table:style-name="ce6" office:value-type="float" office:value="0.1855697" calcext:value-type="float">
            <text:p>0.185569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85" calcext:value-type="float">
            <text:p>5585</text:p>
          </table:table-cell>
          <table:table-cell table:style-name="ce6" office:value-type="float" office:value="0.119248" calcext:value-type="float">
            <text:p>0.11924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88" calcext:value-type="float">
            <text:p>3088</text:p>
          </table:table-cell>
          <table:table-cell table:style-name="ce6" office:value-type="float" office:value="0.09520725" calcext:value-type="float">
            <text:p>0.095207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780900" calcext:value-type="float">
            <text:p>2780900</text:p>
          </table:table-cell>
          <table:table-cell table:style-name="ce6" office:value-type="float" office:value="0.1293952" calcext:value-type="float">
            <text:p>0.129395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6233" calcext:value-type="float">
            <text:p>506233</text:p>
          </table:table-cell>
          <table:table-cell table:style-name="ce6" office:value-type="float" office:value="0.1540042" calcext:value-type="float">
            <text:p>0.154004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625" calcext:value-type="float">
            <text:p>625</text:p>
          </table:table-cell>
          <table:table-cell table:style-name="ce6" office:value-type="float" office:value="0.0704" calcext:value-type="float">
            <text:p>0.070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5" calcext:value-type="float">
            <text:p>95</text:p>
          </table:table-cell>
          <table:table-cell table:style-name="ce6" office:value-type="float" office:value="0.1684211" calcext:value-type="float">
            <text:p>0.16842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5" calcext:value-type="float">
            <text:p>115</text:p>
          </table:table-cell>
          <table:table-cell table:style-name="ce6" office:value-type="float" office:value="0.1043478" calcext:value-type="float">
            <text:p>0.104347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9475" calcext:value-type="float">
            <text:p>29475</text:p>
          </table:table-cell>
          <table:table-cell table:style-name="ce6" office:value-type="float" office:value="0.3713656" calcext:value-type="float">
            <text:p>0.37136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927287" calcext:value-type="float">
            <text:p>1927287</text:p>
          </table:table-cell>
          <table:table-cell table:style-name="ce6" office:value-type="float" office:value="0.03769496" calcext:value-type="float">
            <text:p>0.0376949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43417" calcext:value-type="float">
            <text:p>243417</text:p>
          </table:table-cell>
          <table:table-cell table:style-name="ce6" office:value-type="float" office:value="0.08508034" calcext:value-type="float">
            <text:p>0.0850803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8" calcext:value-type="float">
            <text:p>78</text:p>
          </table:table-cell>
          <table:table-cell table:style-name="ce6" office:value-type="float" office:value="0.3076923" calcext:value-type="float">
            <text:p>0.307692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014" calcext:value-type="float">
            <text:p>11014</text:p>
          </table:table-cell>
          <table:table-cell table:style-name="ce6" office:value-type="float" office:value="0.2459597" calcext:value-type="float">
            <text:p>0.245959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style-name="ce6" office:value-type="float" office:value="0.02961063" calcext:value-type="float">
            <text:p>0.02961063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08:11:41.3553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4-12-26T09:47:06.252715000</dc:date>
    <meta:editing-duration>PT16H11M48S</meta:editing-duration>
    <meta:editing-cycles>19</meta:editing-cycles>
    <meta:generator>LibreOffice/4.2.3.3$MacOSX_X86_64 LibreOffice_project/882f8a0a489bc99a9e60c7905a60226254cb6ff0</meta:generator>
    <meta:document-statistic meta:table-count="3" meta:cell-count="383" meta:object-count="0"/>
  </office:meta>
</office:document-meta>
</file>